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correlations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7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3" table:default-cell-style-name="ce2"/>
        <table:table-row table:style-name="ro1">
          <table:table-cell/>
          <table:table-cell table:style-name="Default" office:value-type="string" calcext:value-type="string">
            <text:p>FTHG</text:p>
          </table:table-cell>
          <table:table-cell table:style-name="Default" office:value-type="string" calcext:value-type="string">
            <text:p>FTAG</text:p>
          </table:table-cell>
          <table:table-cell table:style-name="Default" office:value-type="string" calcext:value-type="string">
            <text:p>HW</text:p>
          </table:table-cell>
          <table:table-cell table:style-name="Default" office:value-type="string" calcext:value-type="string">
            <text:p>AW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HPMean</text:p>
          </table:table-cell>
          <table:table-cell table:style-name="Default" office:value-type="string" calcext:value-type="string">
            <text:p>APMean</text:p>
          </table:table-cell>
          <table:table-cell table:style-name="Default" office:value-type="string" calcext:value-type="string">
            <text:p>HPAvg</text:p>
          </table:table-cell>
          <table:table-cell table:style-name="Default" office:value-type="string" calcext:value-type="string">
            <text:p>APAvg</text:p>
          </table:table-cell>
          <table:table-cell table:style-name="Default" office:value-type="string" calcext:value-type="string">
            <text:p>HGFAvg</text:p>
          </table:table-cell>
          <table:table-cell table:style-name="Default" office:value-type="string" calcext:value-type="string">
            <text:p>HGAAvg</text:p>
          </table:table-cell>
          <table:table-cell table:style-name="Default" office:value-type="string" calcext:value-type="string">
            <text:p>AGFAvg</text:p>
          </table:table-cell>
          <table:table-cell table:style-name="Default" office:value-type="string" calcext:value-type="string">
            <text:p>AGAAvg</text:p>
          </table:table-cell>
          <table:table-cell table:style-name="Default" office:value-type="string" calcext:value-type="string">
            <text:p>HWPred</text:p>
          </table:table-cell>
          <table:table-cell table:style-name="Default" office:value-type="string" calcext:value-type="string">
            <text:p>AWPred</text:p>
          </table:table-cell>
          <table:table-cell table:style-name="Default" office:value-type="string" calcext:value-type="string">
            <text:p>DPred</text:p>
          </table:table-cell>
        </table:table-row>
        <table:table-row table:style-name="ro1">
          <table:table-cell office:value-type="string" calcext:value-type="string">
            <text:p>FTHG</text:p>
          </table:table-cell>
          <table:table-cell office:value-type="float" office:value="1" calcext:value-type="float">
            <text:p>1.00</text:p>
          </table:table-cell>
          <table:table-cell office:value-type="float" office:value="-0.0207827431213524" calcext:value-type="float">
            <text:p>-0.02</text:p>
          </table:table-cell>
          <table:table-cell office:value-type="float" office:value="0.634671824236357" calcext:value-type="float">
            <text:p>0.634671824236357</text:p>
          </table:table-cell>
          <table:table-cell office:value-type="float" office:value="-0.446914062600872" calcext:value-type="float">
            <text:p>-0.446914062600872</text:p>
          </table:table-cell>
          <table:table-cell office:value-type="float" office:value="-0.262830394855684" calcext:value-type="float">
            <text:p>-0.262830394855684</text:p>
          </table:table-cell>
          <table:table-cell office:value-type="float" office:value="0.634671824236357" calcext:value-type="float">
            <text:p>0.634671824236357</text:p>
          </table:table-cell>
          <table:table-cell office:value-type="float" office:value="-0.446914062600872" calcext:value-type="float">
            <text:p>-0.446914062600872</text:p>
          </table:table-cell>
          <table:table-cell office:value-type="float" office:value="0.300678660635661" calcext:value-type="float">
            <text:p>0.300678660635661</text:p>
          </table:table-cell>
          <table:table-cell office:value-type="float" office:value="-0.213236700954148" calcext:value-type="float">
            <text:p>-0.213236700954148</text:p>
          </table:table-cell>
          <table:table-cell office:value-type="float" office:value="0.0907970535458404" calcext:value-type="float">
            <text:p>0.09079705354584</text:p>
          </table:table-cell>
          <table:table-cell office:value-type="float" office:value="-0.0699768726675497" calcext:value-type="float">
            <text:p>-0.06997687266755</text:p>
          </table:table-cell>
          <table:table-cell office:value-type="float" office:value="0.115919377084043" calcext:value-type="float">
            <text:p>0.115919377084043</text:p>
          </table:table-cell>
          <table:table-cell office:value-type="float" office:value="-0.0520166551353122" calcext:value-type="float">
            <text:p>-0.052016655135312</text:p>
          </table:table-cell>
          <table:table-cell office:value-type="float" office:value="-0.0481631228411859" calcext:value-type="float">
            <text:p>-0.048163122841186</text:p>
          </table:table-cell>
          <table:table-cell office:value-type="float" office:value="0.0877771879876667" calcext:value-type="float">
            <text:p>0.087777187987667</text:p>
          </table:table-cell>
          <table:table-cell office:value-type="float" office:value="0.373516116954013" calcext:value-type="float">
            <text:p>0.373516116954013</text:p>
          </table:table-cell>
          <table:table-cell office:value-type="float" office:value="-0.319130053043567" calcext:value-type="float">
            <text:p>-0.319130053043567</text:p>
          </table:table-cell>
          <table:table-cell office:value-type="float" office:value="-0.100052305142114" calcext:value-type="float">
            <text:p>-0.100052305142114</text:p>
          </table:table-cell>
        </table:table-row>
        <table:table-row table:style-name="ro1">
          <table:table-cell office:value-type="string" calcext:value-type="string">
            <text:p>FTAG</text:p>
          </table:table-cell>
          <table:table-cell office:value-type="float" office:value="-0.0207827431213524" calcext:value-type="float">
            <text:p>-0.02</text:p>
          </table:table-cell>
          <table:table-cell office:value-type="float" office:value="1" calcext:value-type="float">
            <text:p>1.00</text:p>
          </table:table-cell>
          <table:table-cell office:value-type="float" office:value="-0.475722487929751" calcext:value-type="float">
            <text:p>-0.475722487929751</text:p>
          </table:table-cell>
          <table:table-cell office:value-type="float" office:value="0.618462348317695" calcext:value-type="float">
            <text:p>0.618462348317695</text:p>
          </table:table-cell>
          <table:table-cell office:value-type="float" office:value="-0.086914865448068" calcext:value-type="float">
            <text:p>-0.086914865448068</text:p>
          </table:table-cell>
          <table:table-cell office:value-type="float" office:value="-0.475722487929751" calcext:value-type="float">
            <text:p>-0.475722487929751</text:p>
          </table:table-cell>
          <table:table-cell office:value-type="float" office:value="0.618462348317695" calcext:value-type="float">
            <text:p>0.618462348317695</text:p>
          </table:table-cell>
          <table:table-cell office:value-type="float" office:value="-0.214704761728242" calcext:value-type="float">
            <text:p>-0.214704761728242</text:p>
          </table:table-cell>
          <table:table-cell office:value-type="float" office:value="0.281128831852396" calcext:value-type="float">
            <text:p>0.281128831852396</text:p>
          </table:table-cell>
          <table:table-cell office:value-type="float" office:value="-0.0643578031199423" calcext:value-type="float">
            <text:p>-0.064357803119942</text:p>
          </table:table-cell>
          <table:table-cell office:value-type="float" office:value="0.0854615812327953" calcext:value-type="float">
            <text:p>0.085461581232795</text:p>
          </table:table-cell>
          <table:table-cell office:value-type="float" office:value="-0.0402750797679964" calcext:value-type="float">
            <text:p>-0.040275079767997</text:p>
          </table:table-cell>
          <table:table-cell office:value-type="float" office:value="0.0848304499072802" calcext:value-type="float">
            <text:p>0.08483044990728</text:p>
          </table:table-cell>
          <table:table-cell office:value-type="float" office:value="0.0994730093775781" calcext:value-type="float">
            <text:p>0.099473009377578</text:p>
          </table:table-cell>
          <table:table-cell office:value-type="float" office:value="-0.0482247411056498" calcext:value-type="float">
            <text:p>-0.04822474110565</text:p>
          </table:table-cell>
          <table:table-cell office:value-type="float" office:value="-0.343739540586935" calcext:value-type="float">
            <text:p>-0.343739540586935</text:p>
          </table:table-cell>
          <table:table-cell office:value-type="float" office:value="0.35932099531783" calcext:value-type="float">
            <text:p>0.35932099531783</text:p>
          </table:table-cell>
          <table:table-cell office:value-type="float" office:value="-0.0461561940688641" calcext:value-type="float">
            <text:p>-0.046156194068864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0.634671824236357" calcext:value-type="float">
            <text:p>0.63</text:p>
          </table:table-cell>
          <table:table-cell office:value-type="float" office:value="-0.475722487929751" calcext:value-type="float">
            <text:p>-0.48</text:p>
          </table:table-cell>
          <table:table-cell office:value-type="float" office:value="1" calcext:value-type="float">
            <text:p>1</text:p>
          </table:table-cell>
          <table:table-cell office:value-type="float" office:value="-0.560222505200055" calcext:value-type="float">
            <text:p>-0.560222505200055</text:p>
          </table:table-cell>
          <table:table-cell office:value-type="float" office:value="-0.558289815616518" calcext:value-type="float">
            <text:p>-0.558289815616518</text:p>
          </table:table-cell>
          <table:table-cell office:value-type="float" office:value="1" calcext:value-type="float">
            <text:p>1</text:p>
          </table:table-cell>
          <table:table-cell office:value-type="float" office:value="-0.560222505200055" calcext:value-type="float">
            <text:p>-0.560222505200055</text:p>
          </table:table-cell>
          <table:table-cell office:value-type="float" office:value="0.385885847653138" calcext:value-type="float">
            <text:p>0.385885847653138</text:p>
          </table:table-cell>
          <table:table-cell office:value-type="float" office:value="-0.26095782658478" calcext:value-type="float">
            <text:p>-0.26095782658478</text:p>
          </table:table-cell>
          <table:table-cell office:value-type="float" office:value="0.0844414364340946" calcext:value-type="float">
            <text:p>0.084441436434095</text:p>
          </table:table-cell>
          <table:table-cell office:value-type="float" office:value="-0.0846960611849983" calcext:value-type="float">
            <text:p>-0.084696061184998</text:p>
          </table:table-cell>
          <table:table-cell office:value-type="float" office:value="0.0857002990207976" calcext:value-type="float">
            <text:p>0.085700299020798</text:p>
          </table:table-cell>
          <table:table-cell office:value-type="float" office:value="-0.0724969516379822" calcext:value-type="float">
            <text:p>-0.072496951637982</text:p>
          </table:table-cell>
          <table:table-cell office:value-type="float" office:value="-0.0762283244846937" calcext:value-type="float">
            <text:p>-0.076228324484694</text:p>
          </table:table-cell>
          <table:table-cell office:value-type="float" office:value="0.081983758488619" calcext:value-type="float">
            <text:p>0.081983758488619</text:p>
          </table:table-cell>
          <table:table-cell office:value-type="float" office:value="0.49188939815293" calcext:value-type="float">
            <text:p>0.49188939815293</text:p>
          </table:table-cell>
          <table:table-cell office:value-type="float" office:value="-0.406934987087039" calcext:value-type="float">
            <text:p>-0.406934987087039</text:p>
          </table:table-cell>
          <table:table-cell office:value-type="float" office:value="-0.159841154970446" calcext:value-type="float">
            <text:p>-0.159841154970446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-0.446914062600872" calcext:value-type="float">
            <text:p>-0.45</text:p>
          </table:table-cell>
          <table:table-cell office:value-type="float" office:value="0.618462348317695" calcext:value-type="float">
            <text:p>0.62</text:p>
          </table:table-cell>
          <table:table-cell office:value-type="float" office:value="-0.560222505200055" calcext:value-type="float">
            <text:p>-0.560222505200055</text:p>
          </table:table-cell>
          <table:table-cell office:value-type="float" office:value="1" calcext:value-type="float">
            <text:p>1</text:p>
          </table:table-cell>
          <table:table-cell office:value-type="float" office:value="-0.374464244102089" calcext:value-type="float">
            <text:p>-0.374464244102089</text:p>
          </table:table-cell>
          <table:table-cell office:value-type="float" office:value="-0.560222505200055" calcext:value-type="float">
            <text:p>-0.560222505200055</text:p>
          </table:table-cell>
          <table:table-cell office:value-type="float" office:value="1" calcext:value-type="float">
            <text:p>1</text:p>
          </table:table-cell>
          <table:table-cell office:value-type="float" office:value="-0.260436677247494" calcext:value-type="float">
            <text:p>-0.260436677247494</text:p>
          </table:table-cell>
          <table:table-cell office:value-type="float" office:value="0.388905472494953" calcext:value-type="float">
            <text:p>0.388905472494953</text:p>
          </table:table-cell>
          <table:table-cell office:value-type="float" office:value="-0.0817390864488748" calcext:value-type="float">
            <text:p>-0.081739086448875</text:p>
          </table:table-cell>
          <table:table-cell office:value-type="float" office:value="0.0899043835015661" calcext:value-type="float">
            <text:p>0.089904383501566</text:p>
          </table:table-cell>
          <table:table-cell office:value-type="float" office:value="-0.0709155142090821" calcext:value-type="float">
            <text:p>-0.070915514209082</text:p>
          </table:table-cell>
          <table:table-cell office:value-type="float" office:value="0.0840412359669129" calcext:value-type="float">
            <text:p>0.084041235966913</text:p>
          </table:table-cell>
          <table:table-cell office:value-type="float" office:value="0.0889987595891611" calcext:value-type="float">
            <text:p>0.088998759589161</text:p>
          </table:table-cell>
          <table:table-cell office:value-type="float" office:value="-0.0677163829259202" calcext:value-type="float">
            <text:p>-0.06771638292592</text:p>
          </table:table-cell>
          <table:table-cell office:value-type="float" office:value="-0.455703416773062" calcext:value-type="float">
            <text:p>-0.455703416773062</text:p>
          </table:table-cell>
          <table:table-cell office:value-type="float" office:value="0.50070750589339" calcext:value-type="float">
            <text:p>0.50070750589339</text:p>
          </table:table-cell>
          <table:table-cell office:value-type="float" office:value="-0.112470254551718" calcext:value-type="float">
            <text:p>-0.1124702545517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0.262830394855684" calcext:value-type="float">
            <text:p>-0.26</text:p>
          </table:table-cell>
          <table:table-cell office:value-type="float" office:value="-0.086914865448068" calcext:value-type="float">
            <text:p>-0.09</text:p>
          </table:table-cell>
          <table:table-cell office:value-type="float" office:value="-0.558289815616518" calcext:value-type="float">
            <text:p>-0.558289815616518</text:p>
          </table:table-cell>
          <table:table-cell office:value-type="float" office:value="-0.374464244102089" calcext:value-type="float">
            <text:p>-0.374464244102089</text:p>
          </table:table-cell>
          <table:table-cell office:value-type="float" office:value="1" calcext:value-type="float">
            <text:p>1</text:p>
          </table:table-cell>
          <table:table-cell office:value-type="float" office:value="-0.558289815616518" calcext:value-type="float">
            <text:p>-0.558289815616518</text:p>
          </table:table-cell>
          <table:table-cell office:value-type="float" office:value="-0.374464244102089" calcext:value-type="float">
            <text:p>-0.374464244102089</text:p>
          </table:table-cell>
          <table:table-cell office:value-type="float" office:value="-0.171111739703784" calcext:value-type="float">
            <text:p>-0.171111739703784</text:p>
          </table:table-cell>
          <table:table-cell office:value-type="float" office:value="-0.0974029615176917" calcext:value-type="float">
            <text:p>-0.097402961517692</text:p>
          </table:table-cell>
          <table:table-cell office:value-type="float" office:value="-0.0126555020332359" calcext:value-type="float">
            <text:p>-0.012655502033236</text:p>
          </table:table-cell>
          <table:table-cell office:value-type="float" office:value="0.00476237804743173" calcext:value-type="float">
            <text:p>0.004762378047432</text:p>
          </table:table-cell>
          <table:table-cell office:value-type="float" office:value="-0.0249052742325079" calcext:value-type="float">
            <text:p>-0.024905274232508</text:p>
          </table:table-cell>
          <table:table-cell office:value-type="float" office:value="-0.00302085723493599" calcext:value-type="float">
            <text:p>-0.003020857234936</text:p>
          </table:table-cell>
          <table:table-cell office:value-type="float" office:value="-0.00380930728105919" calcext:value-type="float">
            <text:p>-0.003809307281059</text:p>
          </table:table-cell>
          <table:table-cell office:value-type="float" office:value="-0.0239491673913379" calcext:value-type="float">
            <text:p>-0.023949167391338</text:p>
          </table:table-cell>
          <table:table-cell office:value-type="float" office:value="-0.0941973970839518" calcext:value-type="float">
            <text:p>-0.094197397083952</text:p>
          </table:table-cell>
          <table:table-cell office:value-type="float" office:value="-0.0459749982608173" calcext:value-type="float">
            <text:p>-0.045974998260817</text:p>
          </table:table-cell>
          <table:table-cell office:value-type="float" office:value="0.291572535400421" calcext:value-type="float">
            <text:p>0.2915725354004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634671824236357" calcext:value-type="float">
            <text:p>0.63</text:p>
          </table:table-cell>
          <table:table-cell office:value-type="float" office:value="-0.475722487929751" calcext:value-type="float">
            <text:p>-0.48</text:p>
          </table:table-cell>
          <table:table-cell office:value-type="float" office:value="1" calcext:value-type="float">
            <text:p>1</text:p>
          </table:table-cell>
          <table:table-cell office:value-type="float" office:value="-0.560222505200055" calcext:value-type="float">
            <text:p>-0.560222505200055</text:p>
          </table:table-cell>
          <table:table-cell office:value-type="float" office:value="-0.558289815616518" calcext:value-type="float">
            <text:p>-0.558289815616518</text:p>
          </table:table-cell>
          <table:table-cell office:value-type="float" office:value="1" calcext:value-type="float">
            <text:p>1</text:p>
          </table:table-cell>
          <table:table-cell office:value-type="float" office:value="-0.560222505200055" calcext:value-type="float">
            <text:p>-0.560222505200055</text:p>
          </table:table-cell>
          <table:table-cell office:value-type="float" office:value="0.385885847653138" calcext:value-type="float">
            <text:p>0.385885847653138</text:p>
          </table:table-cell>
          <table:table-cell office:value-type="float" office:value="-0.26095782658478" calcext:value-type="float">
            <text:p>-0.26095782658478</text:p>
          </table:table-cell>
          <table:table-cell office:value-type="float" office:value="0.0844414364340946" calcext:value-type="float">
            <text:p>0.084441436434095</text:p>
          </table:table-cell>
          <table:table-cell office:value-type="float" office:value="-0.0846960611849983" calcext:value-type="float">
            <text:p>-0.084696061184998</text:p>
          </table:table-cell>
          <table:table-cell office:value-type="float" office:value="0.0857002990207976" calcext:value-type="float">
            <text:p>0.085700299020798</text:p>
          </table:table-cell>
          <table:table-cell office:value-type="float" office:value="-0.0724969516379822" calcext:value-type="float">
            <text:p>-0.072496951637982</text:p>
          </table:table-cell>
          <table:table-cell office:value-type="float" office:value="-0.0762283244846937" calcext:value-type="float">
            <text:p>-0.076228324484694</text:p>
          </table:table-cell>
          <table:table-cell office:value-type="float" office:value="0.081983758488619" calcext:value-type="float">
            <text:p>0.081983758488619</text:p>
          </table:table-cell>
          <table:table-cell office:value-type="float" office:value="0.49188939815293" calcext:value-type="float">
            <text:p>0.49188939815293</text:p>
          </table:table-cell>
          <table:table-cell office:value-type="float" office:value="-0.406934987087039" calcext:value-type="float">
            <text:p>-0.406934987087039</text:p>
          </table:table-cell>
          <table:table-cell office:value-type="float" office:value="-0.159841154970446" calcext:value-type="float">
            <text:p>-0.159841154970446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-0.446914062600872" calcext:value-type="float">
            <text:p>-0.45</text:p>
          </table:table-cell>
          <table:table-cell office:value-type="float" office:value="0.618462348317695" calcext:value-type="float">
            <text:p>0.62</text:p>
          </table:table-cell>
          <table:table-cell office:value-type="float" office:value="-0.560222505200055" calcext:value-type="float">
            <text:p>-0.560222505200055</text:p>
          </table:table-cell>
          <table:table-cell office:value-type="float" office:value="1" calcext:value-type="float">
            <text:p>1</text:p>
          </table:table-cell>
          <table:table-cell office:value-type="float" office:value="-0.374464244102089" calcext:value-type="float">
            <text:p>-0.374464244102089</text:p>
          </table:table-cell>
          <table:table-cell office:value-type="float" office:value="-0.560222505200055" calcext:value-type="float">
            <text:p>-0.560222505200055</text:p>
          </table:table-cell>
          <table:table-cell office:value-type="float" office:value="1" calcext:value-type="float">
            <text:p>1</text:p>
          </table:table-cell>
          <table:table-cell office:value-type="float" office:value="-0.260436677247494" calcext:value-type="float">
            <text:p>-0.260436677247494</text:p>
          </table:table-cell>
          <table:table-cell office:value-type="float" office:value="0.388905472494953" calcext:value-type="float">
            <text:p>0.388905472494953</text:p>
          </table:table-cell>
          <table:table-cell office:value-type="float" office:value="-0.0817390864488748" calcext:value-type="float">
            <text:p>-0.081739086448875</text:p>
          </table:table-cell>
          <table:table-cell office:value-type="float" office:value="0.0899043835015661" calcext:value-type="float">
            <text:p>0.089904383501566</text:p>
          </table:table-cell>
          <table:table-cell office:value-type="float" office:value="-0.0709155142090821" calcext:value-type="float">
            <text:p>-0.070915514209082</text:p>
          </table:table-cell>
          <table:table-cell office:value-type="float" office:value="0.0840412359669129" calcext:value-type="float">
            <text:p>0.084041235966913</text:p>
          </table:table-cell>
          <table:table-cell office:value-type="float" office:value="0.0889987595891611" calcext:value-type="float">
            <text:p>0.088998759589161</text:p>
          </table:table-cell>
          <table:table-cell office:value-type="float" office:value="-0.0677163829259202" calcext:value-type="float">
            <text:p>-0.06771638292592</text:p>
          </table:table-cell>
          <table:table-cell office:value-type="float" office:value="-0.455703416773062" calcext:value-type="float">
            <text:p>-0.455703416773062</text:p>
          </table:table-cell>
          <table:table-cell office:value-type="float" office:value="0.50070750589339" calcext:value-type="float">
            <text:p>0.50070750589339</text:p>
          </table:table-cell>
          <table:table-cell office:value-type="float" office:value="-0.112470254551718" calcext:value-type="float">
            <text:p>-0.112470254551718</text:p>
          </table:table-cell>
        </table:table-row>
        <table:table-row table:style-name="ro1">
          <table:table-cell office:value-type="string" calcext:value-type="string">
            <text:p>HPMean</text:p>
          </table:table-cell>
          <table:table-cell office:value-type="float" office:value="0.300678660635661" calcext:value-type="float">
            <text:p>0.30</text:p>
          </table:table-cell>
          <table:table-cell office:value-type="float" office:value="-0.214704761728242" calcext:value-type="float">
            <text:p>-0.21</text:p>
          </table:table-cell>
          <table:table-cell office:value-type="float" office:value="0.385885847653138" calcext:value-type="float">
            <text:p>0.385885847653138</text:p>
          </table:table-cell>
          <table:table-cell office:value-type="float" office:value="-0.260436677247494" calcext:value-type="float">
            <text:p>-0.260436677247494</text:p>
          </table:table-cell>
          <table:table-cell office:value-type="float" office:value="-0.171111739703784" calcext:value-type="float">
            <text:p>-0.171111739703784</text:p>
          </table:table-cell>
          <table:table-cell office:value-type="float" office:value="0.385885847653138" calcext:value-type="float">
            <text:p>0.385885847653138</text:p>
          </table:table-cell>
          <table:table-cell office:value-type="float" office:value="-0.260436677247494" calcext:value-type="float">
            <text:p>-0.260436677247494</text:p>
          </table:table-cell>
          <table:table-cell office:value-type="float" office:value="1" calcext:value-type="float">
            <text:p>1</text:p>
          </table:table-cell>
          <table:table-cell office:value-type="float" office:value="-0.109263429102323" calcext:value-type="float">
            <text:p>-0.109263429102323</text:p>
          </table:table-cell>
          <table:table-cell office:value-type="float" office:value="0.639491731819144" calcext:value-type="float">
            <text:p>0.639491731819144</text:p>
          </table:table-cell>
          <table:table-cell office:value-type="float" office:value="-0.0204959000635475" calcext:value-type="float">
            <text:p>-0.020495900063548</text:p>
          </table:table-cell>
          <table:table-cell office:value-type="float" office:value="0.487823164294792" calcext:value-type="float">
            <text:p>0.487823164294792</text:p>
          </table:table-cell>
          <table:table-cell office:value-type="float" office:value="-0.36181207784451" calcext:value-type="float">
            <text:p>-0.36181207784451</text:p>
          </table:table-cell>
          <table:table-cell office:value-type="float" office:value="-0.0205545081025558" calcext:value-type="float">
            <text:p>-0.020554508102556</text:p>
          </table:table-cell>
          <table:table-cell office:value-type="float" office:value="0.0134174505590694" calcext:value-type="float">
            <text:p>0.013417450559069</text:p>
          </table:table-cell>
          <table:table-cell office:value-type="float" office:value="0.688710844516124" calcext:value-type="float">
            <text:p>0.688710844516124</text:p>
          </table:table-cell>
          <table:table-cell office:value-type="float" office:value="-0.475009888635049" calcext:value-type="float">
            <text:p>-0.475009888635049</text:p>
          </table:table-cell>
          <table:table-cell office:value-type="float" office:value="-0.423366470980644" calcext:value-type="float">
            <text:p>-0.423366470980644</text:p>
          </table:table-cell>
        </table:table-row>
        <table:table-row table:style-name="ro1">
          <table:table-cell office:value-type="string" calcext:value-type="string">
            <text:p>APMean</text:p>
          </table:table-cell>
          <table:table-cell office:value-type="float" office:value="-0.213236700954148" calcext:value-type="float">
            <text:p>-0.21</text:p>
          </table:table-cell>
          <table:table-cell office:value-type="float" office:value="0.281128831852396" calcext:value-type="float">
            <text:p>0.28</text:p>
          </table:table-cell>
          <table:table-cell office:value-type="float" office:value="-0.26095782658478" calcext:value-type="float">
            <text:p>-0.26095782658478</text:p>
          </table:table-cell>
          <table:table-cell office:value-type="float" office:value="0.388905472494953" calcext:value-type="float">
            <text:p>0.388905472494953</text:p>
          </table:table-cell>
          <table:table-cell office:value-type="float" office:value="-0.0974029615176917" calcext:value-type="float">
            <text:p>-0.097402961517692</text:p>
          </table:table-cell>
          <table:table-cell office:value-type="float" office:value="-0.26095782658478" calcext:value-type="float">
            <text:p>-0.26095782658478</text:p>
          </table:table-cell>
          <table:table-cell office:value-type="float" office:value="0.388905472494953" calcext:value-type="float">
            <text:p>0.388905472494953</text:p>
          </table:table-cell>
          <table:table-cell office:value-type="float" office:value="-0.109263429102323" calcext:value-type="float">
            <text:p>-0.109263429102323</text:p>
          </table:table-cell>
          <table:table-cell office:value-type="float" office:value="1" calcext:value-type="float">
            <text:p>1</text:p>
          </table:table-cell>
          <table:table-cell office:value-type="float" office:value="-0.018078703525618" calcext:value-type="float">
            <text:p>-0.018078703525618</text:p>
          </table:table-cell>
          <table:table-cell office:value-type="float" office:value="0.642381118387396" calcext:value-type="float">
            <text:p>0.642381118387396</text:p>
          </table:table-cell>
          <table:table-cell office:value-type="float" office:value="-0.00153755587181866" calcext:value-type="float">
            <text:p>-0.001537555871819</text:p>
          </table:table-cell>
          <table:table-cell office:value-type="float" office:value="0.0403168121518888" calcext:value-type="float">
            <text:p>0.040316812151889</text:p>
          </table:table-cell>
          <table:table-cell office:value-type="float" office:value="0.465366279921516" calcext:value-type="float">
            <text:p>0.465366279921516</text:p>
          </table:table-cell>
          <table:table-cell office:value-type="float" office:value="-0.351684191898987" calcext:value-type="float">
            <text:p>-0.351684191898987</text:p>
          </table:table-cell>
          <table:table-cell office:value-type="float" office:value="-0.623817186003632" calcext:value-type="float">
            <text:p>-0.623817186003632</text:p>
          </table:table-cell>
          <table:table-cell office:value-type="float" office:value="0.784686467040639" calcext:value-type="float">
            <text:p>0.784686467040639</text:p>
          </table:table-cell>
          <table:table-cell office:value-type="float" office:value="-0.363026561116405" calcext:value-type="float">
            <text:p>-0.363026561116405</text:p>
          </table:table-cell>
        </table:table-row>
        <table:table-row table:style-name="ro1">
          <table:table-cell office:value-type="string" calcext:value-type="string">
            <text:p>HPAvg</text:p>
          </table:table-cell>
          <table:table-cell office:value-type="float" office:value="0.0907970535458404" calcext:value-type="float">
            <text:p>0.09</text:p>
          </table:table-cell>
          <table:table-cell office:value-type="float" office:value="-0.0643578031199423" calcext:value-type="float">
            <text:p>-0.06</text:p>
          </table:table-cell>
          <table:table-cell office:value-type="float" office:value="0.0844414364340946" calcext:value-type="float">
            <text:p>0.084441436434095</text:p>
          </table:table-cell>
          <table:table-cell office:value-type="float" office:value="-0.0817390864488748" calcext:value-type="float">
            <text:p>-0.081739086448875</text:p>
          </table:table-cell>
          <table:table-cell office:value-type="float" office:value="-0.0126555020332359" calcext:value-type="float">
            <text:p>-0.012655502033236</text:p>
          </table:table-cell>
          <table:table-cell office:value-type="float" office:value="0.0844414364340946" calcext:value-type="float">
            <text:p>0.084441436434095</text:p>
          </table:table-cell>
          <table:table-cell office:value-type="float" office:value="-0.0817390864488748" calcext:value-type="float">
            <text:p>-0.081739086448875</text:p>
          </table:table-cell>
          <table:table-cell office:value-type="float" office:value="0.639491731819144" calcext:value-type="float">
            <text:p>0.639491731819144</text:p>
          </table:table-cell>
          <table:table-cell office:value-type="float" office:value="-0.018078703525618" calcext:value-type="float">
            <text:p>-0.018078703525618</text:p>
          </table:table-cell>
          <table:table-cell office:value-type="float" office:value="1" calcext:value-type="float">
            <text:p>1</text:p>
          </table:table-cell>
          <table:table-cell office:value-type="float" office:value="0.00668461259224165" calcext:value-type="float">
            <text:p>0.006684612592242</text:p>
          </table:table-cell>
          <table:table-cell office:value-type="float" office:value="0.662785911280239" calcext:value-type="float">
            <text:p>0.662785911280239</text:p>
          </table:table-cell>
          <table:table-cell office:value-type="float" office:value="-0.508462638558947" calcext:value-type="float">
            <text:p>-0.508462638558947</text:p>
          </table:table-cell>
          <table:table-cell office:value-type="float" office:value="0.000273224272130504" calcext:value-type="float">
            <text:p>0.000273224272131</text:p>
          </table:table-cell>
          <table:table-cell office:value-type="float" office:value="-0.0131481045956588" calcext:value-type="float">
            <text:p>-0.013148104595659</text:p>
          </table:table-cell>
          <table:table-cell office:value-type="float" office:value="0.160587496228435" calcext:value-type="float">
            <text:p>0.160587496228435</text:p>
          </table:table-cell>
          <table:table-cell office:value-type="float" office:value="-0.154480259551556" calcext:value-type="float">
            <text:p>-0.154480259551556</text:p>
          </table:table-cell>
          <table:table-cell office:value-type="float" office:value="-0.0066312867277195" calcext:value-type="float">
            <text:p>-0.00663128672772</text:p>
          </table:table-cell>
        </table:table-row>
        <table:table-row table:style-name="ro1">
          <table:table-cell office:value-type="string" calcext:value-type="string">
            <text:p>APAvg</text:p>
          </table:table-cell>
          <table:table-cell office:value-type="float" office:value="-0.0699768726675497" calcext:value-type="float">
            <text:p>-0.07</text:p>
          </table:table-cell>
          <table:table-cell office:value-type="float" office:value="0.0854615812327953" calcext:value-type="float">
            <text:p>0.09</text:p>
          </table:table-cell>
          <table:table-cell office:value-type="float" office:value="-0.0846960611849983" calcext:value-type="float">
            <text:p>-0.084696061184998</text:p>
          </table:table-cell>
          <table:table-cell office:value-type="float" office:value="0.0899043835015661" calcext:value-type="float">
            <text:p>0.089904383501566</text:p>
          </table:table-cell>
          <table:table-cell office:value-type="float" office:value="0.00476237804743173" calcext:value-type="float">
            <text:p>0.004762378047432</text:p>
          </table:table-cell>
          <table:table-cell office:value-type="float" office:value="-0.0846960611849983" calcext:value-type="float">
            <text:p>-0.084696061184998</text:p>
          </table:table-cell>
          <table:table-cell office:value-type="float" office:value="0.0899043835015661" calcext:value-type="float">
            <text:p>0.089904383501566</text:p>
          </table:table-cell>
          <table:table-cell office:value-type="float" office:value="-0.0204959000635475" calcext:value-type="float">
            <text:p>-0.020495900063548</text:p>
          </table:table-cell>
          <table:table-cell office:value-type="float" office:value="0.642381118387396" calcext:value-type="float">
            <text:p>0.642381118387396</text:p>
          </table:table-cell>
          <table:table-cell office:value-type="float" office:value="0.00668461259224165" calcext:value-type="float">
            <text:p>0.006684612592242</text:p>
          </table:table-cell>
          <table:table-cell office:value-type="float" office:value="1" calcext:value-type="float">
            <text:p>1</text:p>
          </table:table-cell>
          <table:table-cell office:value-type="float" office:value="0.0142909143352455" calcext:value-type="float">
            <text:p>0.014290914335246</text:p>
          </table:table-cell>
          <table:table-cell office:value-type="float" office:value="0.0098652400673464" calcext:value-type="float">
            <text:p>0.009865240067346</text:p>
          </table:table-cell>
          <table:table-cell office:value-type="float" office:value="0.649597955087296" calcext:value-type="float">
            <text:p>0.649597955087296</text:p>
          </table:table-cell>
          <table:table-cell office:value-type="float" office:value="-0.482506438239611" calcext:value-type="float">
            <text:p>-0.482506438239611</text:p>
          </table:table-cell>
          <table:table-cell office:value-type="float" office:value="-0.19360995579883" calcext:value-type="float">
            <text:p>-0.19360995579883</text:p>
          </table:table-cell>
          <table:table-cell office:value-type="float" office:value="0.229541272437555" calcext:value-type="float">
            <text:p>0.229541272437555</text:p>
          </table:table-cell>
          <table:table-cell office:value-type="float" office:value="-0.083190797054049" calcext:value-type="float">
            <text:p>-0.083190797054049</text:p>
          </table:table-cell>
        </table:table-row>
        <table:table-row table:style-name="ro1">
          <table:table-cell office:value-type="string" calcext:value-type="string">
            <text:p>HGFAvg</text:p>
          </table:table-cell>
          <table:table-cell office:value-type="float" office:value="0.115919377084043" calcext:value-type="float">
            <text:p>0.12</text:p>
          </table:table-cell>
          <table:table-cell office:value-type="float" office:value="-0.0402750797679964" calcext:value-type="float">
            <text:p>-0.04</text:p>
          </table:table-cell>
          <table:table-cell office:value-type="float" office:value="0.0857002990207976" calcext:value-type="float">
            <text:p>0.085700299020798</text:p>
          </table:table-cell>
          <table:table-cell office:value-type="float" office:value="-0.0709155142090821" calcext:value-type="float">
            <text:p>-0.070915514209082</text:p>
          </table:table-cell>
          <table:table-cell office:value-type="float" office:value="-0.0249052742325079" calcext:value-type="float">
            <text:p>-0.024905274232508</text:p>
          </table:table-cell>
          <table:table-cell office:value-type="float" office:value="0.0857002990207976" calcext:value-type="float">
            <text:p>0.085700299020798</text:p>
          </table:table-cell>
          <table:table-cell office:value-type="float" office:value="-0.0709155142090821" calcext:value-type="float">
            <text:p>-0.070915514209082</text:p>
          </table:table-cell>
          <table:table-cell office:value-type="float" office:value="0.487823164294792" calcext:value-type="float">
            <text:p>0.487823164294792</text:p>
          </table:table-cell>
          <table:table-cell office:value-type="float" office:value="-0.00153755587181866" calcext:value-type="float">
            <text:p>-0.001537555871819</text:p>
          </table:table-cell>
          <table:table-cell office:value-type="float" office:value="0.662785911280239" calcext:value-type="float">
            <text:p>0.662785911280239</text:p>
          </table:table-cell>
          <table:table-cell office:value-type="float" office:value="0.0142909143352455" calcext:value-type="float">
            <text:p>0.014290914335246</text:p>
          </table:table-cell>
          <table:table-cell office:value-type="float" office:value="1" calcext:value-type="float">
            <text:p>1</text:p>
          </table:table-cell>
          <table:table-cell office:value-type="float" office:value="-0.0715000283062407" calcext:value-type="float">
            <text:p>-0.071500028306241</text:p>
          </table:table-cell>
          <table:table-cell office:value-type="float" office:value="0.020501599028834" calcext:value-type="float">
            <text:p>0.020501599028834</text:p>
          </table:table-cell>
          <table:table-cell office:value-type="float" office:value="0.0016797023626766" calcext:value-type="float">
            <text:p>0.001679702362677</text:p>
          </table:table-cell>
          <table:table-cell office:value-type="float" office:value="0.159074298529336" calcext:value-type="float">
            <text:p>0.159074298529336</text:p>
          </table:table-cell>
          <table:table-cell office:value-type="float" office:value="-0.12736954250433" calcext:value-type="float">
            <text:p>-0.12736954250433</text:p>
          </table:table-cell>
          <table:table-cell office:value-type="float" office:value="-0.0606029152049951" calcext:value-type="float">
            <text:p>-0.060602915204995</text:p>
          </table:table-cell>
        </table:table-row>
        <table:table-row table:style-name="ro1">
          <table:table-cell office:value-type="string" calcext:value-type="string">
            <text:p>HGAAvg</text:p>
          </table:table-cell>
          <table:table-cell office:value-type="float" office:value="-0.0520166551353122" calcext:value-type="float">
            <text:p>-0.05</text:p>
          </table:table-cell>
          <table:table-cell office:value-type="float" office:value="0.0848304499072802" calcext:value-type="float">
            <text:p>0.08</text:p>
          </table:table-cell>
          <table:table-cell office:value-type="float" office:value="-0.0724969516379822" calcext:value-type="float">
            <text:p>-0.072496951637982</text:p>
          </table:table-cell>
          <table:table-cell office:value-type="float" office:value="0.0840412359669129" calcext:value-type="float">
            <text:p>0.084041235966913</text:p>
          </table:table-cell>
          <table:table-cell office:value-type="float" office:value="-0.00302085723493599" calcext:value-type="float">
            <text:p>-0.003020857234936</text:p>
          </table:table-cell>
          <table:table-cell office:value-type="float" office:value="-0.0724969516379822" calcext:value-type="float">
            <text:p>-0.072496951637982</text:p>
          </table:table-cell>
          <table:table-cell office:value-type="float" office:value="0.0840412359669129" calcext:value-type="float">
            <text:p>0.084041235966913</text:p>
          </table:table-cell>
          <table:table-cell office:value-type="float" office:value="-0.36181207784451" calcext:value-type="float">
            <text:p>-0.36181207784451</text:p>
          </table:table-cell>
          <table:table-cell office:value-type="float" office:value="0.0403168121518888" calcext:value-type="float">
            <text:p>0.040316812151889</text:p>
          </table:table-cell>
          <table:table-cell office:value-type="float" office:value="-0.508462638558947" calcext:value-type="float">
            <text:p>-0.508462638558947</text:p>
          </table:table-cell>
          <table:table-cell office:value-type="float" office:value="0.0098652400673464" calcext:value-type="float">
            <text:p>0.009865240067346</text:p>
          </table:table-cell>
          <table:table-cell office:value-type="float" office:value="-0.0715000283062407" calcext:value-type="float">
            <text:p>-0.071500028306241</text:p>
          </table:table-cell>
          <table:table-cell office:value-type="float" office:value="1" calcext:value-type="float">
            <text:p>1</text:p>
          </table:table-cell>
          <table:table-cell office:value-type="float" office:value="0.0270230401310075" calcext:value-type="float">
            <text:p>0.027023040131008</text:p>
          </table:table-cell>
          <table:table-cell office:value-type="float" office:value="0.029607654738683" calcext:value-type="float">
            <text:p>0.029607654738683</text:p>
          </table:table-cell>
          <table:table-cell office:value-type="float" office:value="-0.133722269478927" calcext:value-type="float">
            <text:p>-0.133722269478927</text:p>
          </table:table-cell>
          <table:table-cell office:value-type="float" office:value="0.126683033737936" calcext:value-type="float">
            <text:p>0.126683033737936</text:p>
          </table:table-cell>
          <table:table-cell office:value-type="float" office:value="0.00963675296758863" calcext:value-type="float">
            <text:p>0.009636752967589</text:p>
          </table:table-cell>
        </table:table-row>
        <table:table-row table:style-name="ro1">
          <table:table-cell office:value-type="string" calcext:value-type="string">
            <text:p>AGFAvg</text:p>
          </table:table-cell>
          <table:table-cell office:value-type="float" office:value="-0.0481631228411859" calcext:value-type="float">
            <text:p>-0.05</text:p>
          </table:table-cell>
          <table:table-cell office:value-type="float" office:value="0.0994730093775781" calcext:value-type="float">
            <text:p>0.10</text:p>
          </table:table-cell>
          <table:table-cell office:value-type="float" office:value="-0.0762283244846937" calcext:value-type="float">
            <text:p>-0.076228324484694</text:p>
          </table:table-cell>
          <table:table-cell office:value-type="float" office:value="0.0889987595891611" calcext:value-type="float">
            <text:p>0.088998759589161</text:p>
          </table:table-cell>
          <table:table-cell office:value-type="float" office:value="-0.00380930728105919" calcext:value-type="float">
            <text:p>-0.003809307281059</text:p>
          </table:table-cell>
          <table:table-cell office:value-type="float" office:value="-0.0762283244846937" calcext:value-type="float">
            <text:p>-0.076228324484694</text:p>
          </table:table-cell>
          <table:table-cell office:value-type="float" office:value="0.0889987595891611" calcext:value-type="float">
            <text:p>0.088998759589161</text:p>
          </table:table-cell>
          <table:table-cell office:value-type="float" office:value="-0.0205545081025558" calcext:value-type="float">
            <text:p>-0.020554508102556</text:p>
          </table:table-cell>
          <table:table-cell office:value-type="float" office:value="0.465366279921516" calcext:value-type="float">
            <text:p>0.465366279921516</text:p>
          </table:table-cell>
          <table:table-cell office:value-type="float" office:value="0.000273224272130504" calcext:value-type="float">
            <text:p>0.000273224272131</text:p>
          </table:table-cell>
          <table:table-cell office:value-type="float" office:value="0.649597955087296" calcext:value-type="float">
            <text:p>0.649597955087296</text:p>
          </table:table-cell>
          <table:table-cell office:value-type="float" office:value="0.020501599028834" calcext:value-type="float">
            <text:p>0.020501599028834</text:p>
          </table:table-cell>
          <table:table-cell office:value-type="float" office:value="0.0270230401310075" calcext:value-type="float">
            <text:p>0.027023040131008</text:p>
          </table:table-cell>
          <table:table-cell office:value-type="float" office:value="1" calcext:value-type="float">
            <text:p>1</text:p>
          </table:table-cell>
          <table:table-cell office:value-type="float" office:value="-0.0738943115454278" calcext:value-type="float">
            <text:p>-0.073894311545428</text:p>
          </table:table-cell>
          <table:table-cell office:value-type="float" office:value="-0.162956068320309" calcext:value-type="float">
            <text:p>-0.162956068320309</text:p>
          </table:table-cell>
          <table:table-cell office:value-type="float" office:value="0.200931856420336" calcext:value-type="float">
            <text:p>0.200931856420336</text:p>
          </table:table-cell>
          <table:table-cell office:value-type="float" office:value="-0.0863072839080087" calcext:value-type="float">
            <text:p>-0.086307283908009</text:p>
          </table:table-cell>
        </table:table-row>
        <table:table-row table:style-name="ro1">
          <table:table-cell office:value-type="string" calcext:value-type="string">
            <text:p>AGAAvg</text:p>
          </table:table-cell>
          <table:table-cell office:value-type="float" office:value="0.0877771879876667" calcext:value-type="float">
            <text:p>0.09</text:p>
          </table:table-cell>
          <table:table-cell office:value-type="float" office:value="-0.0482247411056498" calcext:value-type="float">
            <text:p>-0.05</text:p>
          </table:table-cell>
          <table:table-cell office:value-type="float" office:value="0.081983758488619" calcext:value-type="float">
            <text:p>0.081983758488619</text:p>
          </table:table-cell>
          <table:table-cell office:value-type="float" office:value="-0.0677163829259202" calcext:value-type="float">
            <text:p>-0.06771638292592</text:p>
          </table:table-cell>
          <table:table-cell office:value-type="float" office:value="-0.0239491673913379" calcext:value-type="float">
            <text:p>-0.023949167391338</text:p>
          </table:table-cell>
          <table:table-cell office:value-type="float" office:value="0.081983758488619" calcext:value-type="float">
            <text:p>0.081983758488619</text:p>
          </table:table-cell>
          <table:table-cell office:value-type="float" office:value="-0.0677163829259202" calcext:value-type="float">
            <text:p>-0.06771638292592</text:p>
          </table:table-cell>
          <table:table-cell office:value-type="float" office:value="0.0134174505590694" calcext:value-type="float">
            <text:p>0.013417450559069</text:p>
          </table:table-cell>
          <table:table-cell office:value-type="float" office:value="-0.351684191898987" calcext:value-type="float">
            <text:p>-0.351684191898987</text:p>
          </table:table-cell>
          <table:table-cell office:value-type="float" office:value="-0.0131481045956588" calcext:value-type="float">
            <text:p>-0.013148104595659</text:p>
          </table:table-cell>
          <table:table-cell office:value-type="float" office:value="-0.482506438239611" calcext:value-type="float">
            <text:p>-0.482506438239611</text:p>
          </table:table-cell>
          <table:table-cell office:value-type="float" office:value="0.0016797023626766" calcext:value-type="float">
            <text:p>0.001679702362677</text:p>
          </table:table-cell>
          <table:table-cell office:value-type="float" office:value="0.029607654738683" calcext:value-type="float">
            <text:p>0.029607654738683</text:p>
          </table:table-cell>
          <table:table-cell office:value-type="float" office:value="-0.0738943115454278" calcext:value-type="float">
            <text:p>-0.073894311545428</text:p>
          </table:table-cell>
          <table:table-cell office:value-type="float" office:value="1" calcext:value-type="float">
            <text:p>1</text:p>
          </table:table-cell>
          <table:table-cell office:value-type="float" office:value="0.133436700773175" calcext:value-type="float">
            <text:p>0.133436700773175</text:p>
          </table:table-cell>
          <table:table-cell office:value-type="float" office:value="-0.154857008076318" calcext:value-type="float">
            <text:p>-0.154857008076318</text:p>
          </table:table-cell>
          <table:table-cell office:value-type="float" office:value="0.0502930025465505" calcext:value-type="float">
            <text:p>0.050293002546551</text:p>
          </table:table-cell>
        </table:table-row>
        <table:table-row table:style-name="ro1">
          <table:table-cell office:value-type="string" calcext:value-type="string">
            <text:p>HWPred</text:p>
          </table:table-cell>
          <table:table-cell office:value-type="float" office:value="0.373516116954013" calcext:value-type="float">
            <text:p>0.37</text:p>
          </table:table-cell>
          <table:table-cell office:value-type="float" office:value="-0.343739540586935" calcext:value-type="float">
            <text:p>-0.34</text:p>
          </table:table-cell>
          <table:table-cell office:value-type="float" office:value="0.49188939815293" calcext:value-type="float">
            <text:p>0.49188939815293</text:p>
          </table:table-cell>
          <table:table-cell office:value-type="float" office:value="-0.455703416773062" calcext:value-type="float">
            <text:p>-0.455703416773062</text:p>
          </table:table-cell>
          <table:table-cell office:value-type="float" office:value="-0.0941973970839518" calcext:value-type="float">
            <text:p>-0.094197397083952</text:p>
          </table:table-cell>
          <table:table-cell office:value-type="float" office:value="0.49188939815293" calcext:value-type="float">
            <text:p>0.49188939815293</text:p>
          </table:table-cell>
          <table:table-cell office:value-type="float" office:value="-0.455703416773062" calcext:value-type="float">
            <text:p>-0.455703416773062</text:p>
          </table:table-cell>
          <table:table-cell office:value-type="float" office:value="0.688710844516124" calcext:value-type="float">
            <text:p>0.688710844516124</text:p>
          </table:table-cell>
          <table:table-cell office:value-type="float" office:value="-0.623817186003632" calcext:value-type="float">
            <text:p>-0.623817186003632</text:p>
          </table:table-cell>
          <table:table-cell office:value-type="float" office:value="0.160587496228435" calcext:value-type="float">
            <text:p>0.160587496228435</text:p>
          </table:table-cell>
          <table:table-cell office:value-type="float" office:value="-0.19360995579883" calcext:value-type="float">
            <text:p>-0.19360995579883</text:p>
          </table:table-cell>
          <table:table-cell office:value-type="float" office:value="0.159074298529336" calcext:value-type="float">
            <text:p>0.159074298529336</text:p>
          </table:table-cell>
          <table:table-cell office:value-type="float" office:value="-0.133722269478927" calcext:value-type="float">
            <text:p>-0.133722269478927</text:p>
          </table:table-cell>
          <table:table-cell office:value-type="float" office:value="-0.162956068320309" calcext:value-type="float">
            <text:p>-0.162956068320309</text:p>
          </table:table-cell>
          <table:table-cell office:value-type="float" office:value="0.133436700773175" calcext:value-type="float">
            <text:p>0.133436700773175</text:p>
          </table:table-cell>
          <table:table-cell office:value-type="float" office:value="1" calcext:value-type="float">
            <text:p>1</text:p>
          </table:table-cell>
          <table:table-cell office:value-type="float" office:value="-0.885342610578268" calcext:value-type="float">
            <text:p>-0.885342610578268</text:p>
          </table:table-cell>
          <table:table-cell office:value-type="float" office:value="-0.202683537335715" calcext:value-type="float">
            <text:p>-0.202683537335715</text:p>
          </table:table-cell>
        </table:table-row>
        <table:table-row table:style-name="ro1">
          <table:table-cell office:value-type="string" calcext:value-type="string">
            <text:p>AWPred</text:p>
          </table:table-cell>
          <table:table-cell office:value-type="float" office:value="-0.319130053043567" calcext:value-type="float">
            <text:p>-0.32</text:p>
          </table:table-cell>
          <table:table-cell office:value-type="float" office:value="0.35932099531783" calcext:value-type="float">
            <text:p>0.36</text:p>
          </table:table-cell>
          <table:table-cell office:value-type="float" office:value="-0.406934987087039" calcext:value-type="float">
            <text:p>-0.406934987087039</text:p>
          </table:table-cell>
          <table:table-cell office:value-type="float" office:value="0.50070750589339" calcext:value-type="float">
            <text:p>0.50070750589339</text:p>
          </table:table-cell>
          <table:table-cell office:value-type="float" office:value="-0.0459749982608173" calcext:value-type="float">
            <text:p>-0.045974998260817</text:p>
          </table:table-cell>
          <table:table-cell office:value-type="float" office:value="-0.406934987087039" calcext:value-type="float">
            <text:p>-0.406934987087039</text:p>
          </table:table-cell>
          <table:table-cell office:value-type="float" office:value="0.50070750589339" calcext:value-type="float">
            <text:p>0.50070750589339</text:p>
          </table:table-cell>
          <table:table-cell office:value-type="float" office:value="-0.475009888635049" calcext:value-type="float">
            <text:p>-0.475009888635049</text:p>
          </table:table-cell>
          <table:table-cell office:value-type="float" office:value="0.784686467040639" calcext:value-type="float">
            <text:p>0.784686467040639</text:p>
          </table:table-cell>
          <table:table-cell office:value-type="float" office:value="-0.154480259551556" calcext:value-type="float">
            <text:p>-0.154480259551556</text:p>
          </table:table-cell>
          <table:table-cell office:value-type="float" office:value="0.229541272437555" calcext:value-type="float">
            <text:p>0.229541272437555</text:p>
          </table:table-cell>
          <table:table-cell office:value-type="float" office:value="-0.12736954250433" calcext:value-type="float">
            <text:p>-0.12736954250433</text:p>
          </table:table-cell>
          <table:table-cell office:value-type="float" office:value="0.126683033737936" calcext:value-type="float">
            <text:p>0.126683033737936</text:p>
          </table:table-cell>
          <table:table-cell office:value-type="float" office:value="0.200931856420336" calcext:value-type="float">
            <text:p>0.200931856420336</text:p>
          </table:table-cell>
          <table:table-cell office:value-type="float" office:value="-0.154857008076318" calcext:value-type="float">
            <text:p>-0.154857008076318</text:p>
          </table:table-cell>
          <table:table-cell office:value-type="float" office:value="-0.885342610578268" calcext:value-type="float">
            <text:p>-0.885342610578268</text:p>
          </table:table-cell>
          <table:table-cell office:value-type="float" office:value="1" calcext:value-type="float">
            <text:p>1</text:p>
          </table:table-cell>
          <table:table-cell office:value-type="float" office:value="-0.275844688041665" calcext:value-type="float">
            <text:p>-0.275844688041665</text:p>
          </table:table-cell>
        </table:table-row>
        <table:table-row table:style-name="ro1">
          <table:table-cell office:value-type="string" calcext:value-type="string">
            <text:p>DPred</text:p>
          </table:table-cell>
          <table:table-cell office:value-type="float" office:value="-0.100052305142114" calcext:value-type="float">
            <text:p>-0.10</text:p>
          </table:table-cell>
          <table:table-cell office:value-type="float" office:value="-0.0461561940688641" calcext:value-type="float">
            <text:p>-0.05</text:p>
          </table:table-cell>
          <table:table-cell office:value-type="float" office:value="-0.159841154970446" calcext:value-type="float">
            <text:p>-0.159841154970446</text:p>
          </table:table-cell>
          <table:table-cell office:value-type="float" office:value="-0.112470254551718" calcext:value-type="float">
            <text:p>-0.112470254551718</text:p>
          </table:table-cell>
          <table:table-cell office:value-type="float" office:value="0.291572535400421" calcext:value-type="float">
            <text:p>0.291572535400421</text:p>
          </table:table-cell>
          <table:table-cell office:value-type="float" office:value="-0.159841154970446" calcext:value-type="float">
            <text:p>-0.159841154970446</text:p>
          </table:table-cell>
          <table:table-cell office:value-type="float" office:value="-0.112470254551718" calcext:value-type="float">
            <text:p>-0.112470254551718</text:p>
          </table:table-cell>
          <table:table-cell office:value-type="float" office:value="-0.423366470980644" calcext:value-type="float">
            <text:p>-0.423366470980644</text:p>
          </table:table-cell>
          <table:table-cell office:value-type="float" office:value="-0.363026561116405" calcext:value-type="float">
            <text:p>-0.363026561116405</text:p>
          </table:table-cell>
          <table:table-cell office:value-type="float" office:value="-0.0066312867277195" calcext:value-type="float">
            <text:p>-0.00663128672772</text:p>
          </table:table-cell>
          <table:table-cell office:value-type="float" office:value="-0.083190797054049" calcext:value-type="float">
            <text:p>-0.083190797054049</text:p>
          </table:table-cell>
          <table:table-cell office:value-type="float" office:value="-0.0606029152049951" calcext:value-type="float">
            <text:p>-0.060602915204995</text:p>
          </table:table-cell>
          <table:table-cell office:value-type="float" office:value="0.00963675296758863" calcext:value-type="float">
            <text:p>0.009636752967589</text:p>
          </table:table-cell>
          <table:table-cell office:value-type="float" office:value="-0.0863072839080087" calcext:value-type="float">
            <text:p>-0.086307283908009</text:p>
          </table:table-cell>
          <table:table-cell office:value-type="float" office:value="0.0502930025465505" calcext:value-type="float">
            <text:p>0.050293002546551</text:p>
          </table:table-cell>
          <table:table-cell office:value-type="float" office:value="-0.202683537335715" calcext:value-type="float">
            <text:p>-0.202683537335715</text:p>
          </table:table-cell>
          <table:table-cell office:value-type="float" office:value="-0.275844688041665" calcext:value-type="float">
            <text:p>-0.275844688041665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correlations.B2:correlations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6T20:43:57.223582892</dc:date>
    <meta:editing-duration>PT3H52M34S</meta:editing-duration>
    <meta:editing-cycles>1</meta:editing-cycles>
    <meta:document-statistic meta:table-count="1" meta:cell-count="360" meta:object-count="0"/>
    <meta:generator>LibreOffice/6.4.3.2$Linux_X86_64 LibreOffice_project/40$Build-2</meta:generator>
  </office:meta>
</office:document-meta>
</file>